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46" style:family="table-cell" style:parent-style-name="Default">
      <style:text-properties fo:font-size="12pt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34" office:value-type="string" calcext:value-type="string">
              <text:p>R$</text:p>
            </table:table-cell>
            <table:table-cell table:style-name="ce37"/>
            <table:table-cell table:style-name="ce39" office:value-type="string" calcext:value-type="string">
              <text:p>PAGO</text:p>
            </table:table-cell>
            <table:table-cell table:style-name="ce34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3" office:value-type="string" calcext:value-type="string">
              <text:p>SALDO DEVEDOR</text:p>
            </table:table-cell>
            <table:table-cell table:style-name="ce39" office:value-type="string" calcext:value-type="string">
              <text:p>OBS.:</text:p>
            </table:table-cell>
            <table:table-cell table:style-name="ce46" table:number-columns-repeated="55"/>
          </table:table-row>
        </table:table-header-rows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0-01" calcext:value-type="date">
            <text:p>01/10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0-31" calcext:value-type="date">
            <text:p>31/10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2-03" calcext:value-type="date">
            <text:p>03/12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2-30" calcext:value-type="date">
            <text:p>30/12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2-07" calcext:value-type="date">
            <text:p>07/02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2-28" calcext:value-type="date">
            <text:p>28/02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3-31" calcext:value-type="date">
            <text:p>31/03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5-07" calcext:value-type="date">
            <text:p>07/05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6-03" calcext:value-type="date">
            <text:p>03/06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6-30" calcext:value-type="date">
            <text:p>30/06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8-12" calcext:value-type="date">
            <text:p>12/08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02" calcext:value-type="date">
            <text:p>02/09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30" calcext:value-type="date">
            <text:p>30/09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10-31" calcext:value-type="date">
            <text:p>31/10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4" table:formula="of:=[.C16]-[.F16]" office:value-type="float" office:value="630" calcext:value-type="float">
            <text:p>630,00</text:p>
          </table:table-cell>
          <table:table-cell table:style-name="ce45"/>
          <table:table-cell table:style-name="ce47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Emissão de NF de Devolução</text:p>
          </table:table-cell>
          <table:table-cell table:style-name="ce35" office:value-type="float" office:value="150" calcext:value-type="float">
            <text:p>15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4" table:formula="of:=[.C17]-[.F17]" office:value-type="float" office:value="150" calcext:value-type="float">
            <text:p>150,00</text:p>
          </table:table-cell>
          <table:table-cell table:style-name="ce45"/>
          <table:table-cell table:style-name="ce47" table:number-columns-repeated="55"/>
        </table:table-row>
        <table:table-row table:style-name="ro2">
          <table:table-cell table:style-name="ce27" table:number-columns-repeated="6"/>
          <table:table-cell table:style-name="ce42" office:value-type="string" calcext:value-type="string">
            <text:p>TOTAL</text:p>
          </table:table-cell>
          <table:table-cell table:style-name="ce34" table:formula="of:=SUM([.H2:.H17])" office:value-type="float" office:value="780" calcext:value-type="float">
            <text:p>780,00</text:p>
          </table:table-cell>
          <table:table-cell table:style-name="ce39"/>
          <table:table-cell table:style-name="ce46" table:number-columns-repeated="55"/>
        </table:table-row>
        <table:table-row table:style-name="ro2">
          <table:table-cell table:style-name="ce28" office:value-type="string" calcext:value-type="string">
            <text:p>Dados para pagamento: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Minister Serviços Contábeis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Banco do Brasil – agência 825-7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C/C 8034-9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PIX: CNPJ 49.313.661/0001-66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1975">
          <table:table-cell table:style-name="ce30"/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8:01:40.455497304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8:01:40.4574930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11-03T18:02:40.402023683</dc:date>
    <dc:language>pt-PT</dc:language>
    <meta:editing-cycles>675</meta:editing-cycles>
    <meta:editing-duration>PT17H49M26S</meta:editing-duration>
    <meta:print-date>2022-11-01T14:15:55.225636878</meta:print-date>
    <meta:document-statistic meta:table-count="1" meta:cell-count="125" meta:object-count="0"/>
    <meta:user-defined meta:name="Info 0"/>
    <meta:user-defined meta:name="Info 1"/>
    <meta:user-defined meta:name="Info 2"/>
    <meta:user-defined meta:name="Info 3"/>
  </office:meta>
</office:document-meta>
</file>